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AHMED NAEEM K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FARZIN V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HAMID IJLAN 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ISHAN AHAMMED 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ISHAN MUSTHAF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MUHAMMAD AFLAH.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MUHAMMAD 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UHAMMAD FAAZ K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UHAMMAD NIHAL P.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44" calcext:value-type="float">
            <text:p>544</text:p>
          </table:table-cell>
          <table:table-cell office:value-type="string" calcext:value-type="string">
            <text:p>MUHAMMED ADNAN K 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39" calcext:value-type="float">
            <text:p>539</text:p>
          </table:table-cell>
          <table:table-cell office:value-type="string" calcext:value-type="string">
            <text:p>MUHAMMED ASHFAQ C 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MUHAMMED BISHR 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UHAMMED FAH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MUHAMMED FASIR N 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UHAMMED HASHIR 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60" calcext:value-type="float">
            <text:p>560</text:p>
          </table:table-cell>
          <table:table-cell office:value-type="string" calcext:value-type="string">
            <text:p>MUHAMMED MURSHID 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UHAMMED NABHAN 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MUHAMMED RASEEN 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40" calcext:value-type="float">
            <text:p>540</text:p>
          </table:table-cell>
          <table:table-cell office:value-type="string" calcext:value-type="string">
            <text:p>MUHAMMED SALIH ISM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UHAMMED SINA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37" calcext:value-type="float">
            <text:p>537</text:p>
          </table:table-cell>
          <table:table-cell office:value-type="string" calcext:value-type="string">
            <text:p>MUHAMMED SWALIH T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string" calcext:value-type="string">
            <text:p>MUHAMMED ZAHARSH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UHAMMED ZAYAN 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NASIMUL HAQ. K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string" calcext:value-type="string">
            <text:p>AHAMMED UBAIDULLA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ZAYAN ALI 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UHAMMED FAYIZ 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ISMAEEL MUVAFF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UHAMMED RIY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BDULLA HISHAM M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ABDULLA LATHEE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AFLAH M 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AFLAH RAHMAN 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FAHEEM JAF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FIZAN ZAKARIYA 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HABEEB RAHMAN.C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28" calcext:value-type="float">
            <text:p>528</text:p>
          </table:table-cell>
          <table:table-cell office:value-type="string" calcext:value-type="string">
            <text:p>MUHAMMAD AFNAN. 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UHAMMAD NIHAL T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MUHAMMAD SHAM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UHAMMED FARDE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UHAMMED HANAN 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MUHAMMED HANAN PK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23" calcext:value-type="float">
            <text:p>523</text:p>
          </table:table-cell>
          <table:table-cell office:value-type="string" calcext:value-type="string">
            <text:p>MUHAMMED IBNU IQBAL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502" calcext:value-type="float">
            <text:p>502</text:p>
          </table:table-cell>
          <table:table-cell office:value-type="string" calcext:value-type="string">
            <text:p>MUHAMMED MUBASHIR V.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MUHAMMED RAZI 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UHAMMED SAHAL. 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MUHAMMED SHAMIL.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UHAMMED SIRAJ MP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string" calcext:value-type="string">
            <text:p>P MUHAMMED HA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RAYYAN ABID P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RAZIN KHALID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SAHAL 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HAMEES NK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HUMAIS NKP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THANZEEH 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UHAMMED P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81" calcext:value-type="float">
            <text:p>481</text:p>
          </table:table-cell>
          <table:table-cell office:value-type="string" calcext:value-type="string">
            <text:p>ABDUL MUSAVVIR 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BDUL NAFIH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ABDULLA 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FAZLU RAHM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JAZLAN NAVAZ T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MISHAL .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OHAMMED RISH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OHAMMED ZAK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MOHAMMED ZAYAN 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UHAMED NAZIL V.V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85" calcext:value-type="float">
            <text:p>485</text:p>
          </table:table-cell>
          <table:table-cell office:value-type="string" calcext:value-type="string">
            <text:p>MUHAMMAD HAMMAD T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UHAMMAD MUFLIH.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UHAMMED AMEEN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466" calcext:value-type="float">
            <text:p>466</text:p>
          </table:table-cell>
          <table:table-cell office:value-type="string" calcext:value-type="string">
            <text:p>MUHAMMED ARAFAATH G 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UHAMMED ASIF BK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96" calcext:value-type="float">
            <text:p>496</text:p>
          </table:table-cell>
          <table:table-cell office:value-type="string" calcext:value-type="string">
            <text:p>MUHAMMED DHANISH 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UHAMMED FAZIL V 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UHAMMED HI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UHAMMED K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MUHAMMED KRM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string" calcext:value-type="string">
            <text:p>MUHAMMED RAIHAN F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UHAMMED SAHAL K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string" calcext:value-type="string">
            <text:p>MUHAMMED SHAFIN SAMEER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483" calcext:value-type="float">
            <text:p>483</text:p>
          </table:table-cell>
          <table:table-cell office:value-type="string" calcext:value-type="string">
            <text:p>MUHAMMED THAJUDDEEN P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UHAMMED VIDHAD 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NEHAN NAVAZ T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RABEEUE.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ALMAN FARIS T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HAHAM ISMA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HAMEEMUDHEEN M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MUHAMMED ARSHIL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39" calcext:value-type="float">
            <text:p>439</text:p>
          </table:table-cell>
          <table:table-cell office:value-type="string" calcext:value-type="string">
            <text:p>AAMIR MUHAMMED CK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ADIL K 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AL SABITH.UMMER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AS AD P.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ISBAH BIN IBRAHI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ISWARALI KP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string" calcext:value-type="string">
            <text:p>MUHAMMAD HASHIR U 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UHAMMED AJNAS V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MUHAMMED BADSHA.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MUHAMMED FARZEEN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438" calcext:value-type="float">
            <text:p>438</text:p>
          </table:table-cell>
          <table:table-cell office:value-type="string" calcext:value-type="string">
            <text:p>MUHAMMED MANSOOR M V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string" calcext:value-type="string">
            <text:p>MUHAMMED NAFEEH M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UHAMMED NAZIL 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MUHAMMED NISH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MUHAMMED NIZAM C.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MUHAMMED RAZAL M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MUHAMMED SAFW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UHAMMED SAJJAD 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MUHAMMED SHAFI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MUHAMMED SHAHEER V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. SHAHUL HAMEED A.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MUHAMMED T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URSHID K P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6:53:58.774522055</meta:creation-date>
    <dc:date>2023-09-05T17:33:31.845640937</dc:date>
    <meta:editing-duration>PT39M33S</meta:editing-duration>
    <meta:editing-cycles>1</meta:editing-cycles>
    <meta:document-statistic meta:table-count="1" meta:cell-count="330" meta:object-count="0"/>
    <meta:generator>LibreOffice/7.5.4.2$Linux_X86_64 LibreOffice_project/50$Build-2</meta:generator>
  </office:meta>
</office:document-meta>
</file>